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ce4" style:family="table-cell" style:parent-style-name="Default">
      <style:table-cell-properties fo:background-color="#000000"/>
      <style:text-properties style:use-window-font-color="true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ide B</text:p>
          </table:table-cell>
          <table:table-cell table:number-columns-repeated="3"/>
          <table:table-cell office:value-type="string" calcext:value-type="string">
            <text:p>Side 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+12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+12v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+12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+12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+12v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N/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/C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+3.3v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N/C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+3.3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+3.3v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+3.3v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KE#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T#</text:p>
          </table:table-cell>
          <table:table-cell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5" table:number-columns-repeated="3"/>
          <table:table-cell table:style-name="ce2" office:value-type="string" calcext:value-type="string">
            <text:p>KEY</text:p>
          </table:table-cell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CLKREQ#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GN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FCLK+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Tp0</text:p>
          </table:table-cell>
          <table:table-cell office:value-type="string" calcext:value-type="string">
            <text:p>TX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FCLK-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Tn0</text:p>
          </table:table-cell>
          <table:table-cell office:value-type="string" calcext:value-type="string">
            <text:p>TX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GN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Rn0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N/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n0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GN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GND</text:p>
          </table:table-cell>
          <table:table-cell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1:45:05.010000000</meta:creation-date>
    <dc:date>2017-03-18T18:36:43.295000000</dc:date>
    <meta:editing-duration>P5DT2H21M12S</meta:editing-duration>
    <meta:editing-cycles>2</meta:editing-cycles>
    <meta:generator>LibreOffice/5.0.2.2$Windows_x86 LibreOffice_project/37b43f919e4de5eeaca9b9755ed688758a8251fe</meta:generator>
    <meta:document-statistic meta:table-count="1" meta:cell-count="88" meta:object-count="0"/>
  </office:meta>
</office:document-meta>
</file>